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enericContextLoader.loadBeanDefinitions( GenericApplicationContext context ,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nericContextLoader.prepareContext( Generic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GenericContextLoader.customizeContext( Generic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GenericContextLoader.loadContext( String ... l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GenericContextLoader.loadContextForAotRuntime( MergedContextConfiguration mergedConfig , ApplicationContextInitializer &lt; ConfigurableApplicationContext &gt; initializ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GenericContextLoader.loadContext(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nericContextLoader.validateMergedContextConfiguration(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GenericContextLoader.loadContextForAotProcessing(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nericContextLoader.loadContext( MergedContextConfiguration mergedConfig , boolean forAotProcess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GenericContextLoader.customizeBeanFactory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GenericContextLoader.creat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